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9bce" officeooo:paragraph-rsid="001e4dd4"/>
    </style:style>
    <style:style style:name="P2" style:family="paragraph" style:parent-style-name="Standard" style:list-style-name="L1">
      <style:text-properties officeooo:rsid="001ac608" officeooo:paragraph-rsid="001e4dd4"/>
    </style:style>
    <style:style style:name="P3" style:family="paragraph" style:parent-style-name="Standard" style:list-style-name="L1">
      <style:text-properties officeooo:rsid="001c0196" officeooo:paragraph-rsid="001f4abd"/>
    </style:style>
    <style:style style:name="P4" style:family="paragraph" style:parent-style-name="Standard" style:list-style-name="L1">
      <style:text-properties officeooo:rsid="001dddec" officeooo:paragraph-rsid="001f4abd"/>
    </style:style>
    <style:style style:name="P5" style:family="paragraph" style:parent-style-name="Standard" style:list-style-name="L1">
      <style:text-properties officeooo:rsid="001e4dd4" officeooo:paragraph-rsid="001e4dd4"/>
    </style:style>
    <style:style style:name="P6" style:family="paragraph" style:parent-style-name="Standard" style:list-style-name="L1">
      <style:text-properties officeooo:paragraph-rsid="001e4dd4"/>
    </style:style>
    <style:style style:name="P7" style:family="paragraph" style:parent-style-name="Standard" style:list-style-name="L1">
      <style:text-properties officeooo:paragraph-rsid="001f4abd"/>
    </style:style>
    <style:style style:name="T1" style:family="text">
      <style:text-properties officeooo:rsid="00199bce"/>
    </style:style>
    <style:style style:name="T2" style:family="text">
      <style:text-properties officeooo:rsid="001ac608"/>
    </style:style>
    <style:style style:name="T3" style:family="text">
      <style:text-properties officeooo:rsid="001c0196"/>
    </style:style>
    <style:style style:name="T4" style:family="text">
      <style:text-properties officeooo:rsid="001dddec"/>
    </style:style>
    <style:style style:name="T5" style:family="text">
      <style:text-properties officeooo:rsid="001e4dd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4862850239160533215" text:style-name="L1">
        <text:list-item>
          <text:p text:style-name="P6"><text:span text:style-name="T5">Apriori <text:s/>Algorithm is an influential algorithm for mining frequent itemsets for boolean association rules.</text:span></text:p>
        </text:list-item>
        <text:list-item>
          <text:p text:style-name="P5">Apriori uses a “bootom up” approach, where frequent subsets are extended one at time( a step known as candidate generation, <text:s/>and groups of set are tested against the data.</text:p>
        </text:list-item>
        <text:list-item>
          <text:p text:style-name="P5">Apriori is designed to operate on database contaning transactions.</text:p>
        </text:list-item>
        <text:list-item>
          <text:p text:style-name="P1"><text:s/>Apriori considers a dataset of list of list such that list of orders placed and a order contains a list of items buyed.</text:p>
        </text:list-item>
        <text:list-item>
          <text:p text:style-name="P1"><text:s/>Apriori function dataset should be a string not a numerical value.</text:p>
        </text:list-item>
        <text:list-item>
          <text:p text:style-name="P2">Minimum support = (minimum no. of transactions of product to be considered in a week) / total transactions.</text:p>
        </text:list-item>
        <text:list-item>
          <text:p text:style-name="P2">Minimum confidence 0.8 means rules has to be correct at least 80%.</text:p>
        </text:list-item>
        <text:list-item>
          <text:p text:style-name="P3">Support(x): Number of transactions in which x appear/ Total transactions</text:p>
        </text:list-item>
        <text:list-item>
          <text:p text:style-name="P3"><text:s/>Confidence(x--&gt;y): supp(x u y)/supp(x)</text:p>
        </text:list-item>
        <text:list-item>
          <text:p text:style-name="P3">Drawback: confidence tell us the what is chances of buying y given x, it does not consider opposite that chances of buying y also suggest buying x. To overcome this we use lift.</text:p>
        </text:list-item>
        <text:list-item>
          <text:p text:style-name="P3">lift(x--&gt;y): supp (x u y)/ supp(x)* supp(y)</text:p>
        </text:list-item>
        <text:list-item>
          <text:p text:style-name="P4">if lift &gt; 1: means item y is likely to be bought if x is bought.</text:p>
        </text:list-item>
        <text:list-item>
          <text:p text:style-name="P7"><text:span text:style-name="T4">Convictio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4:09:19.956440527</meta:creation-date>
    <dc:date>2017-12-18T17:52:18.946154488</dc:date>
    <meta:editing-duration>PT5M55S</meta:editing-duration>
    <meta:editing-cycles>1</meta:editing-cycles>
    <meta:document-statistic meta:table-count="0" meta:image-count="0" meta:object-count="0" meta:page-count="1" meta:paragraph-count="13" meta:word-count="202" meta:character-count="1139" meta:non-whitespace-character-count="959"/>
    <meta:generator>LibreOffice/5.1.6.2$Linux_X86_64 LibreOffice_project/10m0$Build-2</meta:generator>
  </office:meta>
</office:document-meta>
</file>